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000000"/>
    </style:style>
    <style:style style:name="ce2" style:family="table-cell" style:parent-style-name="Default">
      <style:table-cell-properties fo:background-color="#c0c0c0" fo:border="0.0138in solid #000000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33cc66" fo:border="0.0138in solid #000000"/>
    </style:style>
    <style:style style:name="ce5" style:family="table-cell" style:parent-style-name="Default">
      <style:table-cell-properties fo:background-color="#eb613d" fo:border="0.0138in solid #000000"/>
    </style:style>
    <style:style style:name="ce6" style:family="table-cell" style:parent-style-name="Default">
      <style:table-cell-properties fo:background-color="#eb613d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2" office:value-type="string">
            <text:p>Interface</text:p>
          </table:table-cell>
          <table:table-cell table:style-name="ce2" office:value-type="string">
            <text:p>Signal group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Fifo</text:p>
          </table:table-cell>
          <table:table-cell table:style-name="ce2" office:value-type="string">
            <text:p>Register</text:p>
          </table:table-cell>
          <table:table-cell table:style-name="ce2" office:value-type="string">
            <text:p>Register file</text:p>
          </table:table-cell>
          <table:table-cell table:style-name="ce2" office:value-type="string">
            <text:p>Memory</text:p>
          </table:table-cell>
          <table:table-cell table:style-name="ce2" office:value-type="string">
            <text:p>Testbench</text:p>
          </table:table-cell>
        </table:table-row>
        <table:table-row table:style-name="ro1">
          <table:table-cell table:style-name="ce2" office:value-type="string">
            <text:p>set_prefix</text:p>
          </table:table-cell>
          <table:table-cell table:style-name="ce3">
            <office:annotation draw:style-name="gr1" draw:text-style-name="P1" svg:width="1.1413in" svg:height="0.4909in" svg:x="2.0142in" svg:y="0.0004in" draw:caption-point-x="-2.0142in" draw:caption-point-y="-0.0004in">
              <dc:date>2009-04-22T00:00:00</dc:date>
              <text:p text:style-name="P1">ifc_prefix_suffix_valid.pl </text:p>
            </office:annotation>
          </table:table-cell>
          <table:table-cell table:style-name="ce4">
            <office:annotation draw:style-name="gr1" draw:text-style-name="P1" svg:width="1.1413in" svg:height="0.4909in" svg:x="2.9031in" svg:y="0.0004in" draw:caption-point-x="-2.9031in" draw:caption-point-y="-0.0004in">
              <dc:date>2009-04-22T00:00:00</dc:date>
              <text:p text:style-name="P1">sgr_prefix_suffix.pl</text:p>
            </office:annotation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style-name="ce2" office:value-type="string">
            <text:p>no_prefix</text:p>
          </table:table-cell>
          <table:table-cell table:style-name="ce4">
            <office:annotation draw:style-name="gr1" draw:text-style-name="P1" svg:width="1.1413in" svg:height="0.4909in" svg:x="2.0142in" svg:y="0.0004in" draw:caption-point-x="-2.0142in" draw:caption-point-y="-0.0004in">
              <dc:date>2009-04-22T00:00:00</dc:date>
              <text:p text:style-name="P1">ifc_prefix_suffix_valid.pl </text:p>
            </office:annotation>
          </table:table-cell>
          <table:table-cell table:style-name="ce4">
            <office:annotation draw:style-name="gr1" draw:text-style-name="P1" svg:width="1.1413in" svg:height="0.4909in" svg:x="2.9031in" svg:y="0.0004in" draw:caption-point-x="-2.9031in" draw:caption-point-y="-0.0004in">
              <dc:date>2009-04-22T00:00:00</dc:date>
              <text:p text:style-name="P1">sgr_prefix_suffix.pl</text:p>
            </office:annotation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style-name="ce2" office:value-type="string">
            <text:p>set_suffix</text:p>
          </table:table-cell>
          <table:table-cell table:style-name="ce4">
            <office:annotation draw:style-name="gr1" draw:text-style-name="P1" svg:width="1.1413in" svg:height="0.4909in" svg:x="2.0142in" svg:y="0.0795in" draw:caption-point-x="-2.0142in" draw:caption-point-y="-0.0795in">
              <dc:date>2009-04-22T00:00:00</dc:date>
              <text:p text:style-name="P1">ifc_prefix_suffix_valid.pl </text:p>
            </office:annotation>
          </table:table-cell>
          <table:table-cell table:style-name="ce4">
            <office:annotation draw:style-name="gr1" draw:text-style-name="P1" svg:width="1.1413in" svg:height="0.4909in" svg:x="2.9031in" svg:y="0.0795in" draw:caption-point-x="-2.9031in" draw:caption-point-y="-0.0795in">
              <dc:date>2009-04-22T00:00:00</dc:date>
              <text:p text:style-name="P1">sgr_prefix_suffix.pl</text:p>
            </office:annotation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office:value-type="string">
            <text:p>-legal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6"/>
          <table:table-cell office:value-type="string">
            <text:p>-illegal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2">04/22/2009</text:date>, <text:time>21:1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zaru Petronela</meta:initial-creator>
    <meta:creation-date>2008-05-14T15:15:38</meta:creation-date>
    <dc:creator>MonicaS</dc:creator>
    <dc:date>2009-04-22T21:18:20</dc:date>
    <meta:editing-cycles>6</meta:editing-cycles>
    <meta:editing-duration>PT2H29M7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